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2, 2021 (03:16: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4">int a;</text:p>
      <text:p text:style-name="P15">Console.WriteLine("Enter an integer");</text:p>
      <text:p text:style-name="P16">a = int.Parse(Console.ReadLine());</text:p>
      <text:p text:style-name="P17">if (a &gt;= 0)</text:p>
      <text:p text:style-name="P18">{</text:p>
      <text:p text:style-name="P19"><text:s text:c="4"/>if (a % 2 == 0)</text:p>
      <text:p text:style-name="P20"><text:s text:c="8"/>Console.WriteLine("Positive and even");</text:p>
      <text:p text:style-name="P21"><text:s text:c="4"/>else // if (a % 2 != 0)</text:p>
      <text:p text:style-name="P22"><text:s text:c="8"/>Console.WriteLine("Positive and odd");</text:p>
      <text:p text:style-name="P23">}</text:p>
      <text:p text:style-name="P24">else</text:p>
      <text:p text:style-name="P25">{</text:p>
      <text:p text:style-name="P26"><text:s text:c="4"/>if (a % 2 == 0)</text:p>
      <text:p text:style-name="P27"><text:s text:c="8"/>Console.WriteLine("Negative and even");</text:p>
      <text:p text:style-name="P28"><text:s text:c="4"/>else</text:p>
      <text:p text:style-name="P29"><text:s text:c="8"/>Console.WriteLine("Negative and odd");</text:p>
      <text:p text:style-name="P30">}</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31">string msg;</text:p>
      <text:p text:style-name="P32">if (a &gt;= 0)</text:p>
      <text:p text:style-name="P33">{</text:p>
      <text:p text:style-name="P34"><text:s text:c="4"/>msg = "Positive";</text:p>
      <text:p text:style-name="P35">}</text:p>
      <text:p text:style-name="P36">else</text:p>
      <text:p text:style-name="P37">{</text:p>
      <text:p text:style-name="P38"><text:s text:c="4"/>msg = "Negative";</text:p>
      <text:p text:style-name="P39">}</text:p>
      <text:p text:style-name="P40">if (a % 2 == 0)</text:p>
      <text:p text:style-name="P41"><text:s text:c="4"/>msg += " and even";</text:p>
      <text:p text:style-name="P42">else // if (a % 2 != 0)</text:p>
      <text:p text:style-name="P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44">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44">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44">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9:16:13Z</meta:creation-date>
    <dc:date>2021-06-12T19:16:13Z</dc:date>
    <meta:user-defined meta:name="date" meta:value-type="string">June  12, 2021 (03:16: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